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494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8.144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4.875cm"/>
    </style:style>
    <style:style style:name="co13" style:family="table-column">
      <style:table-column-properties fo:break-before="auto" style:column-width="1.787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3.127cm"/>
    </style:style>
    <style:style style:name="co16" style:family="table-column">
      <style:table-column-properties fo:break-before="auto" style:column-width="4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4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அகர</text:p>
          </table:table-cell>
          <table:table-cell/>
          <table:table-cell office:value-type="string" calcext:value-type="string">
            <text:p>அகரம்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முதல</text:p>
          </table:table-cell>
          <table:table-cell/>
          <table:table-cell office:value-type="string" calcext:value-type="string">
            <text:p>முதல்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/>
          <table:table-cell office:value-type="string" calcext:value-type="string">
            <text:p>எழுத்த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/>
          <table:table-cell office:value-type="string" calcext:value-type="string">
            <text:p>ஆதி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கவன்</text:p>
          </table:table-cell>
          <table:table-cell/>
          <table:table-cell office:value-type="string" calcext:value-type="string">
            <text:p>பகவன்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முதற்றே</text:p>
          </table:table-cell>
          <table:table-cell/>
          <table:table-cell office:value-type="string" calcext:value-type="string">
            <text:p>முதல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அதனால்</text:p>
          </table:table-cell>
          <table:table-cell/>
          <table:table-cell office:value-type="string" calcext:value-type="string">
            <text:p>அதனால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ய</text:p>
          </table:table-cell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என்</text:p>
          </table:table-cell>
          <table:table-cell/>
          <table:table-cell office:value-type="string" calcext:value-type="string">
            <text:p>என்ன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லறிவ</text:p>
          </table:table-cell>
          <table:table-cell office:value-type="string" calcext:value-type="string">
            <text:p>வால்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அறிவன்</text:p>
          </table:table-cell>
          <table:table-cell/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னற்றா</text:p>
          </table:table-cell>
          <table:table-cell office:value-type="string" calcext:value-type="string">
            <text:p>நல்</text:p>
          </table:table-cell>
          <table:table-cell table:number-columns-repeated="2" office:value-type="string" calcext:value-type="string">
            <text:p>நல்ல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table:number-columns-repeated="2" office:value-type="string" calcext:value-type="string">
            <text:p>தொழ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/>
          <table:table-cell office:value-type="string" calcext:value-type="string">
            <text:p>மல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ேகினான்</text:p>
          </table:table-cell>
          <table:table-cell office:value-type="string" calcext:value-type="string">
            <text:p>ஏகினான்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சேர்ந்தா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</text:p>
          </table:table-cell>
          <table:table-cell table:number-columns-repeated="2" office:value-type="string" calcext:value-type="string">
            <text:p>நில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 office:value-type="string" calcext:value-type="string">
            <text:p>நீண்ட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வேண்டுதல்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ேண்டாமை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ியாண்டு</text:p>
          </table:table-cell>
          <table:table-cell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ிடும்பை</text:p>
          </table:table-cell>
          <table:table-cell office:value-type="string" calcext:value-type="string">
            <text:p>இடும்பை</text:p>
          </table:table-cell>
          <table:table-cell office:value-type="string" calcext:value-type="string">
            <text:p>துன்பம் (இடும்பு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ய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/>
          <table:table-cell office:value-type="string" calcext:value-type="string">
            <text:p>இருள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/>
          <table:table-cell office:value-type="string" calcext:value-type="string">
            <text:p>இர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ினையும்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சேரா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/>
          <table:table-cell office:value-type="string" calcext:value-type="string">
            <text:p>பொருள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புரிந்தார்</text:p>
          </table:table-cell>
          <table:table-cell/>
          <table:table-cell office:value-type="string" calcext:value-type="string">
            <text:p>புரி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ாட்டு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 office:value-type="string" calcext:value-type="string">
            <text:p>வாயில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பொறிகளால் ஏற்படும் இன்பம் அல்லது ஆசை</text:p>
          </table:table-cell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ீர்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/>
          <table:table-cell office:value-type="string" calcext:value-type="string">
            <text:p>நெறி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office:value-type="string" calcext:value-type="string">
            <text:p>நீள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/>
          <table:table-cell office:value-type="string" calcext:value-type="string">
            <text:p>தன்</text:p>
          </table:table-cell>
          <table:table-cell office:value-type="string" calcext:value-type="string">
            <text:p>தனக்க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உவமை</text:p>
          </table:table-cell>
          <table:table-cell/>
          <table:table-cell office:value-type="string" calcext:value-type="string">
            <text:p>உவம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/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கவலை</text:p>
          </table:table-cell>
          <table:table-cell/>
          <table:table-cell office:value-type="string" calcext:value-type="string">
            <text:p>கவ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ல்</text:p>
          </table:table-cell>
          <table:table-cell/>
          <table:table-cell office:value-type="string" calcext:value-type="string">
            <text:p>மாற்றல்</text:p>
          </table:table-cell>
          <table:table-cell office:value-type="string" calcext:value-type="string">
            <text:p>மாற்று</text:p>
          </table:table-cell>
          <table:table-cell office:value-type="string" calcext:value-type="string">
            <text:p>மாற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/>
          <table:table-cell office:value-type="string" calcext:value-type="string">
            <text:p>அந்தண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ோளில்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இலவே</text:p>
          </table:table-cell>
          <table:table-cell table:number-columns-repeated="2"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office:value-type="string" calcext:value-type="string">
            <text:p>எண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குணத்தான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</text:p>
          </table:table-cell>
          <table:table-cell office:value-type="string" calcext:value-type="string">
            <text:p>வணங்காத</text:p>
          </table:table-cell>
          <table:table-cell office:value-type="string" calcext:value-type="string">
            <text:p>வணங்கு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ும்</text:p>
          </table:table-cell>
          <table:table-cell table:number-columns-repeated="2" office:value-type="string" calcext:value-type="string">
            <text:p>பெரிய</text:p>
          </table:table-cell>
          <table:table-cell office:value-type="string" calcext:value-type="string">
            <text:p>பெரு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சேராதார்</text:p>
          </table:table-cell>
          <table:table-cell office:value-type="string" calcext:value-type="string">
            <text:p>சேராதவர்</text:p>
          </table:table-cell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1" table:number-rows-repeated="10484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ல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/>
          <table:table-cell office:value-type="string" calcext:value-type="string">
            <text:p>வழங்க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வருதல்</text:p>
          </table:table-cell>
          <table:table-cell/>
          <table:table-cell office:value-type="string" calcext:value-type="string">
            <text:p>வா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ற்</text:p>
          </table:table-cell>
          <table:table-cell office:value-type="string" calcext:value-type="string">
            <text:p>ஆல்</text:p>
          </table:table-cell>
          <table:table-cell office:value-type="string" calcext:value-type="string">
            <text:p>வருதலால், வருவதால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அமிழ்தம்</text:p>
          </table:table-cell>
          <table:table-cell/>
          <table:table-cell office:value-type="string" calcext:value-type="string">
            <text:p>அமிழ்த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/>
          <table:table-cell office:value-type="string" calcext:value-type="string">
            <text:p>என்ற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உணரற்</text:p>
          </table:table-cell>
          <table:table-cell table:number-columns-repeated="2" office:value-type="string" calcext:value-type="string">
            <text:p>உணர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ாற்று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ஆக்கி</text:p>
          </table:table-cell>
          <table:table-cell/>
          <table:table-cell office:value-type="string" calcext:value-type="string">
            <text:p>ஆக்க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ூஉம்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/>
          <table:table-cell office:value-type="string" calcext:value-type="string">
            <text:p>விண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இன்று</text:p>
          </table:table-cell>
          <table:table-cell/>
          <table:table-cell office:value-type="string" calcext:value-type="string">
            <text:p>இன்ற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ொய்ப்பின்</text:p>
          </table:table-cell>
          <table:table-cell/>
          <table:table-cell office:value-type="string" calcext:value-type="string">
            <text:p>பொய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/>
          <table:table-cell office:value-type="string" calcext:value-type="string">
            <text:p>விர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 office:value-type="string" calcext:value-type="string">
            <text:p>விய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உலகத்து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ன்று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டற்றும்</text:p>
          </table:table-cell>
          <table:table-cell office:value-type="string" calcext:value-type="string">
            <text:p>உடற்றும்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சி</text:p>
          </table:table-cell>
          <table:table-cell/>
          <table:table-cell office:value-type="string" calcext:value-type="string">
            <text:p>பசி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ஏரி</text:p>
          </table:table-cell>
          <table:table-cell office:value-type="string" calcext:value-type="string">
            <text:p>ஏரின்</text:p>
          </table:table-cell>
          <table:table-cell/>
          <table:table-cell office:value-type="string" calcext:value-type="string">
            <text:p>ஏ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 office:value-type="string" calcext:value-type="string">
            <text:p>உழ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/>
          <table:table-cell office:value-type="string" calcext:value-type="string">
            <text:p>உழவ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/>
          <table:table-cell office:value-type="string" calcext:value-type="string">
            <text:p>புயல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/>
          <table:table-cell office:value-type="string" calcext:value-type="string">
            <text:p>வள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குன்றி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 office:value-type="string" calcext:value-type="string">
            <text:p>கால்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/>
          <table:table-cell office:value-type="string" calcext:value-type="string">
            <text:p>கெட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/>
          <table:table-cell office:value-type="string" calcext:value-type="string">
            <text:p>கெட்டா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office:value-type="string" calcext:value-type="string">
            <text:p>சார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/>
          <table:table-cell office:value-type="string" calcext:value-type="string">
            <text:p>எட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 office:value-type="string" calcext:value-type="string">
            <text:p>விசும்ப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/>
          <table:table-cell office:value-type="string" calcext:value-type="string">
            <text:p>துள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வீழின்</text:p>
          </table:table-cell>
          <table:table-cell/>
          <table:table-cell office:value-type="string" calcext:value-type="string">
            <text:p>வீழ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/>
          <table:table-cell office:value-type="string" calcext:value-type="string">
            <text:p>பசும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புல்</text:p>
          </table:table-cell>
          <table:table-cell/>
          <table:table-cell office:value-type="string" calcext:value-type="string">
            <text:p>புல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காண்பது</text:p>
          </table:table-cell>
          <table:table-cell table:number-columns-repeated="2" office:value-type="string" calcext:value-type="string">
            <text:p>காண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/>
          <table:table-cell office:value-type="string" calcext:value-type="string">
            <text:p>நெடுமை</text:p>
          </table:table-cell>
          <table:table-cell office:value-type="string" calcext:value-type="string">
            <text:p>நெடும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கடலும்</text:p>
          </table:table-cell>
          <table:table-cell/>
          <table:table-cell office:value-type="string" calcext:value-type="string">
            <text:p>கடல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/>
          <table:table-cell office:value-type="string" calcext:value-type="string">
            <text:p>த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நீர்மை</text:p>
          </table:table-cell>
          <table:table-cell/>
          <table:table-cell office:value-type="string" calcext:value-type="string">
            <text:p>நீ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டிந்தெழிலி</text:p>
          </table:table-cell>
          <table:table-cell office:value-type="string" calcext:value-type="string">
            <text:p>தடிந்து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ழிலி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நல்காது</text:p>
          </table:table-cell>
          <table:table-cell/>
          <table:table-cell office:value-type="string" calcext:value-type="string">
            <text:p>நல்க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/>
          <table:table-cell office:value-type="string" calcext:value-type="string">
            <text:p>ஆக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/>
          <table:table-cell office:value-type="string" calcext:value-type="string">
            <text:p>விட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சிறப்பொடு</text:p>
          </table:table-cell>
          <table:table-cell/>
          <table:table-cell office:value-type="string" calcext:value-type="string">
            <text:p>சிறப்ப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ூசனை</text:p>
          </table:table-cell>
          <table:table-cell/>
          <table:table-cell office:value-type="string" calcext:value-type="string">
            <text:p>பூசனை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செல்லாது</text:p>
          </table:table-cell>
          <table:table-cell/>
          <table:table-cell office:value-type="string" calcext:value-type="string">
            <text:p>செல்லாத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றக்குமேல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/>
          <table:table-cell office:value-type="string" calcext:value-type="string">
            <text:p>வானோ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/>
          <table:table-cell office:value-type="string" calcext:value-type="string">
            <text:p>ஈண்ட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/>
          <table:table-cell office:value-type="string" calcext:value-type="string">
            <text:p>தான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/>
          <table:table-cell office:value-type="string" calcext:value-type="string">
            <text:p>தவ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இரண்டும்</text:p>
          </table:table-cell>
          <table:table-cell/>
          <table:table-cell office:value-type="string" calcext:value-type="string">
            <text:p>இரண்ட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office:value-type="string" calcext:value-type="string">
            <text:p>தங்க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/>
          <table:table-cell office:value-type="string" calcext:value-type="string">
            <text:p>விய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/>
          <table:table-cell office:value-type="string" calcext:value-type="string">
            <text:p>வழங்க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/>
          <table:table-cell office:value-type="string" calcext:value-type="string">
            <text:p>யார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யார்க்கும்</text:p>
          </table:table-cell>
          <table:table-cell/>
          <table:table-cell office:value-type="string" calcext:value-type="string">
            <text:p>யா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/>
        </table:table-row>
        <table:table-row table:style-name="ro1" table:number-rows-repeated="10484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ஒழுக்கத்து</text:p>
          </table:table-cell>
          <table:table-cell/>
          <table:table-cell office:value-type="string" calcext:value-type="string">
            <text:p>ஒழுக்கம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நீத்தார்</text:p>
          </table:table-cell>
          <table:table-cell office:value-type="string" calcext:value-type="string">
            <text:p>துறந்தார்</text:p>
          </table:table-cell>
          <table:table-cell office:value-type="string" calcext:value-type="string">
            <text:p>நீத்தல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ிழுப்பத்து</text:p>
          </table:table-cell>
          <table:table-cell office:value-type="string" calcext:value-type="string">
            <text:p>விழுமம், சிறப்பு, நன்மை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ேண்டும்</text:p>
          </table:table-cell>
          <table:table-cell/>
          <table:table-cell office:value-type="string" calcext:value-type="string">
            <text:p>வேண்டும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பனுவற்</text:p>
          </table:table-cell>
          <table:table-cell office:value-type="string" calcext:value-type="string">
            <text:p>பனுவல்</text:p>
          </table:table-cell>
          <table:table-cell office:value-type="string" calcext:value-type="string">
            <text:p>நூல், புத்தகம்</text:p>
          </table:table-cell>
          <table:table-cell office:value-type="string" calcext:value-type="string">
            <text:p>பனுவல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ுணிவு</text:p>
          </table:table-cell>
          <table:table-cell office:value-type="string" calcext:value-type="string">
            <text:p>துணிவு</text:p>
          </table:table-cell>
          <table:table-cell/>
          <table:table-cell office:value-type="string" calcext:value-type="string">
            <text:p>துணிவ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துறந்தார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ுணைக்கூறின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கூறின்</text:p>
          </table:table-cell>
          <table:table-cell/>
          <table:table-cell office:value-type="string" calcext:value-type="string">
            <text:p>கூற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ையத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திறந்தாரை</text:p>
          </table:table-cell>
          <table:table-cell office:value-type="string" calcext:value-type="string">
            <text:p>இறந்தாரை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ப்ப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யெண்ணிக்கொண்</text:p>
          </table:table-cell>
          <table:table-cell office:value-type="string" calcext:value-type="string">
            <text:p>எண்ணி</text:p>
          </table:table-cell>
          <table:table-cell/>
          <table:table-cell office:value-type="string" calcext:value-type="string">
            <text:p>எண்ணுதல்</text:p>
          </table:table-cell>
          <table:table-cell office:value-type="string" calcext:value-type="string">
            <text:p>எண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கொண்டு</text:p>
          </table:table-cell>
          <table:table-cell/>
          <table:table-cell office:value-type="string" calcext:value-type="string">
            <text:p>கொண்டு</text:p>
          </table:table-cell>
          <table:table-cell office:value-type="string" calcext:value-type="string">
            <text:p>கொள்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டற்று</text:p>
          </table:table-cell>
          <table:table-cell office:value-type="string" calcext:value-type="string">
            <text:p>அற்று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இருமை</text:p>
          </table:table-cell>
          <table:table-cell/>
          <table:table-cell office:value-type="string" calcext:value-type="string">
            <text:p>இருமை</text:p>
          </table:table-cell>
          <table:table-cell office:value-type="string" calcext:value-type="string">
            <text:p>இர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வகைதெரிந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தெரிந்து</text:p>
          </table:table-cell>
          <table:table-cell/>
          <table:table-cell office:value-type="string" calcext:value-type="string">
            <text:p>தெரி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ீண்டறம்</text:p>
          </table:table-cell>
          <table:table-cell office:value-type="string" calcext:value-type="string">
            <text:p>ஈண்டு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ூண்டார்</text:p>
          </table:table-cell>
          <table:table-cell office:value-type="string" calcext:value-type="string">
            <text:p>பூணுதல்? Wear? செய்தார்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ிறங்கிற்</text:p>
          </table:table-cell>
          <table:table-cell office:value-type="string" calcext:value-type="string">
            <text:p>பிறங்கிற்று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ற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உரனென்னுந்</text:p>
          </table:table-cell>
          <table:table-cell office:value-type="string" calcext:value-type="string">
            <text:p>உரன்</text:p>
          </table:table-cell>
          <table:table-cell office:value-type="string" calcext:value-type="string">
            <text:p>அறிவ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ட்டியா</text:p>
          </table:table-cell>
          <table:table-cell office:value-type="string" calcext:value-type="string">
            <text:p>தோட்டியான்</text:p>
          </table:table-cell>
          <table:table-cell office:value-type="string" calcext:value-type="string">
            <text:p>யானைப்பாகன்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னோரைந்துங்</text:p>
          </table:table-cell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ஐந்தும்</text:p>
          </table:table-cell>
          <table:table-cell/>
          <table:table-cell office:value-type="string" calcext:value-type="string">
            <text:p>ஐந்த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ாப்பான்</text:p>
          </table:table-cell>
          <table:table-cell/>
          <table:table-cell office:value-type="string" calcext:value-type="string">
            <text:p>காத்தல்</text:p>
          </table:table-cell>
          <table:table-cell office:value-type="string" calcext:value-type="string">
            <text:p>காப்பு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னென்னும்</text:p>
          </table:table-cell>
          <table:table-cell office:value-type="string" calcext:value-type="string">
            <text:p>வரன்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ைப்புக்கோர்</text:p>
          </table:table-cell>
          <table:table-cell office:value-type="string" calcext:value-type="string">
            <text:p>வைப்பிற்கு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ித்து</text:p>
          </table:table-cell>
          <table:table-cell/>
          <table:table-cell office:value-type="string" calcext:value-type="string">
            <text:p>வித்து</text:p>
          </table:table-cell>
          <table:table-cell office:value-type="string" calcext:value-type="string">
            <text:p>விதை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ஐந்தவி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ன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கல்விசும்பு</text:p>
          </table:table-cell>
          <table:table-cell office:value-type="string" calcext:value-type="string">
            <text:p>அகல்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விசும்பு</text:p>
          </table:table-cell>
          <table:table-cell/>
          <table:table-cell office:value-type="string" calcext:value-type="string">
            <text:p>விசும்பு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ளார்கோமா</text:p>
          </table:table-cell>
          <table:table-cell office:value-type="string" calcext:value-type="string">
            <text:p>உளர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ோம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னிந்திரனே</text:p>
          </table:table-cell>
          <table:table-cell office:value-type="string" calcext:value-type="string">
            <text:p>இந்திரனே</text:p>
          </table:table-cell>
          <table:table-cell/>
          <table:table-cell office:value-type="string" calcext:value-type="string">
            <text:p>இந்திரன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சாலுங்</text:p>
          </table:table-cell>
          <table:table-cell office:value-type="string" calcext:value-type="string">
            <text:p>சாலும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ரி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office:value-type="string" calcext:value-type="string">
            <text:p>செய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செய்வார்</text:p>
          </table:table-cell>
          <table:table-cell/>
          <table:table-cell office:value-type="string" calcext:value-type="string">
            <text:p>செய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ெரியர்</text:p>
          </table:table-cell>
          <table:table-cell/>
          <table:table-cell office:value-type="string" calcext:value-type="string">
            <text:p>பெரியர்</text:p>
          </table:table-cell>
          <table:table-cell office:value-type="string" calcext:value-type="string">
            <text:p>பெரித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யர்</text:p>
          </table:table-cell>
          <table:table-cell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ித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செய்கலா</text:p>
          </table:table-cell>
          <table:table-cell office:value-type="string" calcext:value-type="string">
            <text:p>செய்கலாதார்</text:p>
          </table:table-cell>
          <table:table-cell/>
          <table:table-cell office:value-type="string" calcext:value-type="string">
            <text:p>செய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ர்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சுவையொளி</text:p>
          </table:table-cell>
          <table:table-cell office:value-type="string" calcext:value-type="string">
            <text:p>சுவை</text:p>
          </table:table-cell>
          <table:table-cell/>
          <table:table-cell office:value-type="string" calcext:value-type="string">
            <text:p>சுவ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ஒளி</text:p>
          </table:table-cell>
          <table:table-cell/>
          <table:table-cell office:value-type="string" calcext:value-type="string">
            <text:p>ஒளி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ூறோசை</text:p>
          </table:table-cell>
          <table:table-cell office:value-type="string" calcext:value-type="string">
            <text:p>ஊறு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ஓசை</text:p>
          </table:table-cell>
          <table:table-cell/>
          <table:table-cell office:value-type="string" calcext:value-type="string">
            <text:p>ஓச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நாற்றமென்</text:p>
          </table:table-cell>
          <table:table-cell office:value-type="string" calcext:value-type="string">
            <text:p>நாற்றம்</text:p>
          </table:table-cell>
          <table:table-cell/>
          <table:table-cell office:value-type="string" calcext:value-type="string">
            <text:p>நாற்ற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என்ற</text:p>
          </table:table-cell>
          <table:table-cell/>
          <table:table-cell office:value-type="string" calcext:value-type="string">
            <text:p>என்ற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ைந்தின்</text:p>
          </table:table-cell>
          <table:table-cell office:value-type="string" calcext:value-type="string">
            <text:p>ஐந்தின்</text:p>
          </table:table-cell>
          <table:table-cell/>
          <table:table-cell office:value-type="string" calcext:value-type="string">
            <text:p>ஐந்த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வகைதெரிவான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தெரிவான்</text:p>
          </table:table-cell>
          <table:table-cell/>
          <table:table-cell office:value-type="string" calcext:value-type="string">
            <text:p>தெரி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ட்டே</text:p>
          </table:table-cell>
          <table:table-cell office:value-type="string" calcext:value-type="string">
            <text:p>இடத்தே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நிறைமொழி</text:p>
          </table:table-cell>
          <table:table-cell office:value-type="string" calcext:value-type="string">
            <text:p>நிறை</text:p>
          </table:table-cell>
          <table:table-cell/>
          <table:table-cell office:value-type="string" calcext:value-type="string">
            <text:p>நிற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மாந்தர்</text:p>
          </table:table-cell>
          <table:table-cell/>
          <table:table-cell office:value-type="string" calcext:value-type="string">
            <text:p>மாந்தர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ிலத்து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மறைமொழி</text:p>
          </table:table-cell>
          <table:table-cell office:value-type="string" calcext:value-type="string">
            <text:p>மறை</text:p>
          </table:table-cell>
          <table:table-cell/>
          <table:table-cell office:value-type="string" calcext:value-type="string">
            <text:p>மற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ாட்டி</text:p>
          </table:table-cell>
          <table:table-cell/>
          <table:table-cell office:value-type="string" calcext:value-type="string">
            <text:p>காட்டு</text:p>
          </table:table-cell>
          <table:table-cell office:value-type="string" calcext:value-type="string">
            <text:p>காண்பி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ிடும்</text:p>
          </table:table-cell>
          <table:table-cell/>
          <table:table-cell office:value-type="string" calcext:value-type="string">
            <text:p>விட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குணமென்னுங்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குன்றேறி</text:p>
          </table:table-cell>
          <table:table-cell office:value-type="string" calcext:value-type="string">
            <text:p>குன்று</text:p>
          </table:table-cell>
          <table:table-cell/>
          <table:table-cell office:value-type="string" calcext:value-type="string">
            <text:p>குன்ற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ஏறி</text:p>
          </table:table-cell>
          <table:table-cell/>
          <table:table-cell office:value-type="string" calcext:value-type="string">
            <text:p>ஏறு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வெகுளி</text:p>
          </table:table-cell>
          <table:table-cell/>
          <table:table-cell office:value-type="string" calcext:value-type="string">
            <text:p>வெகுள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கணமேயுங்</text:p>
          </table:table-cell>
          <table:table-cell office:value-type="string" calcext:value-type="string">
            <text:p>கணம்</text:p>
          </table:table-cell>
          <table:table-cell/>
          <table:table-cell office:value-type="string" calcext:value-type="string">
            <text:p>கணம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ஏயும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காத்த</text:p>
          </table:table-cell>
          <table:table-cell office:value-type="string" calcext:value-type="string">
            <text:p>காத்தல்</text:p>
          </table:table-cell>
          <table:table-cell/>
          <table:table-cell office:value-type="string" calcext:value-type="string">
            <text:p>காத்தல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அந்தண</text:p>
          </table:table-cell>
          <table:table-cell office:value-type="string" calcext:value-type="string">
            <text:p>அந்தணர்</text:p>
          </table:table-cell>
          <table:table-cell/>
          <table:table-cell office:value-type="string" calcext:value-type="string">
            <text:p>அந்தண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ரென்போ</text:p>
          </table:table-cell>
          <table:table-cell office:value-type="string" calcext:value-type="string">
            <text:p>என்போர்</text:p>
          </table:table-cell>
          <table:table-cell/>
          <table:table-cell office:value-type="string" calcext:value-type="string">
            <text:p>என்பவ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ரறவோர்மற்</text:p>
          </table:table-cell>
          <table:table-cell office:value-type="string" calcext:value-type="string">
            <text:p>அறவோர்</text:p>
          </table:table-cell>
          <table:table-cell/>
          <table:table-cell office:value-type="string" calcext:value-type="string">
            <text:p>அறவோர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றெவ்வுயிர்க்குஞ்</text:p>
          </table:table-cell>
          <table:table-cell office:value-type="string" calcext:value-type="string">
            <text:p>எந்த</text:p>
          </table:table-cell>
          <table:table-cell/>
          <table:table-cell office:value-type="string" calcext:value-type="string">
            <text:p>எந்த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உயிர்க்கும்</text:p>
          </table:table-cell>
          <table:table-cell/>
          <table:table-cell office:value-type="string" calcext:value-type="string">
            <text:p>உயிர்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செந்தண்மை</text:p>
          </table:table-cell>
          <table:table-cell office:value-type="string" calcext:value-type="string">
            <text:p>செம்மை</text:p>
          </table:table-cell>
          <table:table-cell/>
          <table:table-cell office:value-type="string" calcext:value-type="string">
            <text:p>செம்மை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ண்மை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ூண்டொழுக</text:p>
          </table:table-cell>
          <table:table-cell office:value-type="string" calcext:value-type="string">
            <text:p>பூண்டு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ஒழுகலான்</text:p>
          </table:table-cell>
          <table:table-cell/>
          <table:table-cell office:value-type="string" calcext:value-type="string">
            <text:p>ஒழுகு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ன்</text:p>
          </table:table-cell>
          <table:table-cell table:number-columns-repeated="4"/>
        </table:table-row>
        <table:table-row table:style-name="ro1" table:number-rows-repeated="10484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00:35:01.981626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20T00:35:10.431291497</dc:date>
    <meta:editing-duration>PT2H6M15S</meta:editing-duration>
    <meta:editing-cycles>31</meta:editing-cycles>
    <meta:generator>LibreOffice/24.8.5.2$Linux_X86_64 LibreOffice_project/480$Build-2</meta:generator>
    <meta:document-statistic meta:table-count="4" meta:cell-count="905" meta:object-count="0"/>
  </office:meta>
</office:document-meta>
</file>